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3cm" svg:height="1.6cm" svg:x="4.6cm" svg:y="3.2cm">
          <text:p text:style-name="P1">Mo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cm" svg:height="1.6cm" svg:x="4.6cm" svg:y="6cm">
          <text:p text:style-name="P1">Se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cm" svg:height="1.6cm" svg:x="4.6cm" svg:y="8.8cm">
          <text:p text:style-name="P1">Tu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6.1cm" svg:y1="4.8cm" svg:x2="6.1cm" svg:y2="6cm" draw:start-shape="id1" draw:start-glue-point="2" draw:end-shape="id2" draw:end-glue-point="0" svg:d="m6100 4800v1200">
          <text:p/>
        </draw:connector>
        <draw:connector draw:style-name="gr2" draw:text-style-name="P1" draw:layer="layout" draw:type="curve" svg:x1="4.6cm" svg:y1="9.6cm" svg:x2="4.6cm" svg:y2="4cm" draw:start-shape="id3" draw:start-glue-point="3" draw:end-shape="id1" svg:d="m4600 9600c-751 0-751-5600 0-5600">
          <text:p/>
        </draw:connector>
        <draw:custom-shape draw:style-name="gr1" draw:text-style-name="P1" draw:layer="layout" svg:width="3cm" svg:height="1.6cm" svg:x="9cm" svg:y="11.8cm">
          <text:p text:style-name="P1">Move</text:p>
          <text:p text:style-name="P1">Forw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6cm" svg:x="13.6cm" svg:y="11.8cm">
          <text:p text:style-name="P1">Move</text:p>
          <text:p text:style-name="P1">Curv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6cm" svg:x="4.6cm" svg:y="11.8cm">
          <text:p text:style-name="P1">Move</text:p>
          <text:p text:style-name="P1">Bac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6cm" svg:x="10.2cm" svg:y="1.8cm">
          <text:p text:style-name="P1">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ao Sumitomo</meta:initial-creator>
    <meta:creation-date>2013-06-26T21:01:08</meta:creation-date>
    <meta:generator>LibreOffice/3.5$Linux_X86_64 LibreOffice_project/350m1$Build-2</meta:generator>
    <dc:date>2013-06-27T00:27:22</dc:date>
    <dc:creator>Takao Sumitomo</dc:creator>
    <meta:editing-duration>PT10M59S</meta:editing-duration>
    <meta:editing-cycles>4</meta:editing-cycles>
    <meta:document-statistic meta:object-count="9"/>
  </office:meta>
</office:document-meta>
</file>